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vertical-align="middle" draw:auto-grow-height="false" fo:min-height="0.749cm" fo:min-width="0.499cm" draw:shadow="hidden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ffffff" draw:textarea-horizontal-align="center" draw:textarea-vertical-align="middle" draw:auto-grow-height="false" draw:shadow="hidden"/>
    </style:style>
    <style:style style:name="gr8" style:family="graphic" style:parent-style-name="standard">
      <style:graphic-properties draw:marker-end="Arrow" draw:marker-end-width="0.3cm" draw:stroke-linejoin="round" draw:textarea-horizontal-align="center" draw:textarea-vertical-align="middle" draw:shadow="hidden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3cm" svg:x="2.5cm" svg:y="7.5cm">
          <text:p text:style-name="P1">Original</text:p>
          <text:p text:style-name="P1">JA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.5cm" svg:height="3cm" svg:x="7.5cm" svg:y="3cm">
          <text:p text:style-name="P1">Testing</text:p>
          <text:p text:style-name="P1">Framework</text:p>
          <text:p text:style-name="P1">Core cod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6cm" svg:height="3cm" svg:x="7.5cm" svg:y="7.5cm">
          <text:p text:style-name="P1">Enhanc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11.5cm" svg:y="3cm">
          <text:p text:style-name="P1">Captured</text:p>
          <text:p text:style-name="P1">event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3.5cm" svg:height="3cm" svg:x="15.5cm" svg:y="7.5cm">
          <text:p text:style-name="P1">Enhanced</text:p>
          <text:p text:style-name="P1">JA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2" draw:layer="layout" svg:x1="9cm" svg:y1="6cm" svg:x2="9cm" svg:y2="7.5cm">
          <text:p/>
        </draw:line>
        <draw:line draw:style-name="gr4" draw:text-style-name="P2" draw:layer="layout" svg:x1="6cm" svg:y1="9cm" svg:x2="7.5cm" svg:y2="9cm">
          <text:p/>
        </draw:line>
        <draw:line draw:style-name="gr5" draw:text-style-name="P2" draw:layer="layout" svg:x1="12.5cm" svg:y1="6cm" svg:x2="11cm" svg:y2="7.5cm">
          <text:p/>
        </draw:line>
        <draw:line draw:style-name="gr4" draw:text-style-name="P2" draw:layer="layout" svg:x1="13.5cm" svg:y1="9cm" svg:x2="15.5cm" svg:y2="9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3.5cm" svg:height="3cm" svg:x="2.5cm" svg:y="7.5cm">
          <text:p text:style-name="P1">Enhanced</text:p>
          <text:p text:style-name="P1">JA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4.5cm" svg:height="2.5cm" draw:transform="rotate (1.5707963267946) translate (7.5cm 11.5cm)">
          <text:p text:style-name="P1">Mobile pho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2.5cm" svg:x="11.25cm" svg:y="14.35cm">
          <text:p text:style-name="P1">Log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16cm" svg:y="17cm"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4.75cm" svg:height="2.5cm" svg:x="19.75cm" svg:y="13cm">
          <text:p text:style-name="P1">XML Proces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2.5cm" svg:x="19.5cm" svg:y="8.5cm">
          <text:p text:style-name="P1">Human-friendly</text:p>
          <text:p text:style-name="P1">XML 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6cm" svg:y1="9cm" svg:x2="7.5cm" svg:y2="9cm">
          <text:p/>
        </draw:line>
        <draw:path draw:style-name="gr8" draw:text-style-name="P2" draw:layer="layout" svg:width="4.831cm" svg:height="2.403cm" draw:transform="rotate (-1.06377817909034) translate (8.90365933497404cm 11.2757872600712cm)" svg:viewBox="0 0 4832 2404" svg:d="m0-4155c0 0 874 486 1311 728s2186 1214 2186 1214c0 0 0 0 485-874 0 0 0 0 850-1530">
          <text:p/>
        </draw:path>
        <draw:path draw:style-name="gr8" draw:text-style-name="P2" draw:layer="layout" svg:width="3.317cm" svg:height="1.909cm" draw:transform="skewX (0.631460123371429) rotate (-0.690103186238428) translate (13.4412161851239cm 16.7876994101883cm)" svg:viewBox="0 0 3318 1910" svg:d="m0 9146c0 0 600 386 900 579s1501 964 1501 964c0 0 0 0 334-695 0 0 0 0 583-1215">
          <text:p/>
        </draw:path>
        <draw:path draw:style-name="gr8" draw:text-style-name="P2" draw:layer="layout" svg:width="3.656cm" svg:height="2.021cm" draw:transform="skewX (0.740194135770655) rotate (0.955044166691117) translate (19.3877233885518cm 18.4854844179581cm)" svg:viewBox="0 0 3657 2022" svg:d="m0 53396c0 0 662 408 992 612s1655 1021 1655 1021c0 0 0 0 367-735 0 0 0 0 643-1287">
          <text:p/>
        </draw:path>
        <draw:line draw:style-name="gr4" draw:text-style-name="P2" draw:layer="layout" svg:x1="21.5cm" svg:y1="13cm" svg:x2="21.5cm" svg:y2="11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="Arrow" draw:marker-end-width="0.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8-15T22:28:13</meta:creation-date>
    <dc:date>2007-09-02T11:07:17</dc:date>
    <dc:language>en-US</dc:language>
    <meta:editing-cycles>7</meta:editing-cycles>
    <meta:editing-duration>PT22M2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